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ients(<text:span text:style-name="T1">egn</text:span>,name)</text:p>
      <text:p text:style-name="Standard">Account (number,sum)</text:p>
      <text:p text:style-name="Standard">ClientAccount(clientEgn,accNum)</text:p>
      <text:p text:style-name="Standard"/>
      <text:p text:style-name="Standard">optimizing =&gt;</text:p>
      <text:p text:style-name="Standard"/>
      <text:p text:style-name="Standard">Clients(<text:span text:style-name="T1">egn</text:span>,name)</text:p>
      <text:p text:style-name="Standard">Account (number,sum,clientEgn)</text:p>
      <text:p text:style-name="Standard"/>
      <text:p text:style-name="P3"/>
      <text:p text:style-name="Standard"/>
      <text:p text:style-name="Standard">Course(<text:span text:style-name="T1">number</text:span>,name)</text:p>
      <text:p text:style-name="Standard">Katedra(name,rukovoditel)</text:p>
      <text:p text:style-name="Standard">lab(computerRoom)</text:p>
      <text:p text:style-name="Standard">CourseKatedra(<text:span text:style-name="T1">number,name</text:span>)</text:p>
      <text:p text:style-name="Standard">CourseLab(<text:span text:style-name="T1">number,</text:span><text:span text:style-name="T2"> computerRoom</text:span>)</text:p>
      <text:p text:style-name="Standard"/>
      <text:p text:style-name="Standard"/>
      <text:p text:style-name="Standard">optimizing =&gt;</text:p>
      <text:p text:style-name="Standard">//imam vruzka edna kum mnogo . Tam kudeto mi e mnogoto slagam id-to ot vruzkata s ednoto</text:p>
      <text:p text:style-name="Standard">//v tablicata v koqto sa ti purvi4no zadadeni , tam sa primary key. Ako se vzimat ot vruzkata ot nqkoq druga tablica sa foreign key</text:p>
      <text:p text:style-name="Standard">Course(<text:span text:style-name="T1">number</text:span>,name,<text:span text:style-name="T1">nameKatedra</text:span>)</text:p>
      <text:p text:style-name="Standard">Katedra(<text:span text:style-name="T1">nameKatedra</text:span>,rukovoditel)</text:p>
      <text:p text:style-name="Standard">lab(<text:span text:style-name="T1">computerRoom, courseNumber</text:span>)</text:p>
      <text:p text:style-name="P3"/>
      <text:p text:style-name="Standard"/>
      <text:list xml:id="list37489024" text:style-name="L1">
        <text:list-item>
          <text:p text:style-name="P1">relational:</text:p>
          <text:p text:style-name="P1">Human(<text:span text:style-name="T1">id</text:span>,name,address)</text:p>
          <text:p text:style-name="P1">mother(<text:span text:style-name="T1">id</text:span>)</text:p>
          <text:p text:style-name="P1">father(<text:span text:style-name="T1">id</text:span>)</text:p>
          <text:p text:style-name="P1">child(<text:span text:style-name="T1">id</text:span>)</text:p>
          <text:p text:style-name="P1">motherFather()</text:p>
          <text:p text:style-name="P1">motherChild(<text:span text:style-name="T1">father_id</text:span>)</text:p>
          <text:p text:style-name="P1">fatherChild(<text:span text:style-name="T1">mother_id</text:span>)</text:p>
        </text:list-item>
      </text:list>
      <text:p text:style-name="Standard"/>
      <text:p text:style-name="Standard">optimizing =&gt;</text:p>
      <text:p text:style-name="Standard"/>
      <text:p text:style-name="Standard"><text:tab/>Human(<text:span text:style-name="T1">id,</text:span><text:span text:style-name="T2">name,address)</text:span></text:p>
      <text:p text:style-name="Standard"><text:span text:style-name="T2"><text:tab/>mother(</text:span><text:span text:style-name="T1">id</text:span><text:span text:style-name="T2">)</text:span></text:p>
      <text:p text:style-name="Standard"><text:span text:style-name="T2"><text:tab/>father(</text:span><text:span text:style-name="T1">id,</text:span><text:span text:style-name="T2"> </text:span><text:span text:style-name="T1">mother_id</text:span><text:span text:style-name="T2">)</text:span></text:p>
      <text:p text:style-name="Standard"><text:span text:style-name="T2"><text:tab/>child(</text:span><text:span text:style-name="T1">id</text:span><text:span text:style-name="T2">, </text:span><text:span text:style-name="T1">father_id,</text:span><text:span text:style-name="T2"> </text:span><text:span text:style-name="T1">mother_id</text:span><text:span text:style-name="T2">)</text:span></text:p>
      <text:p text:style-name="Standard"><text:span text:style-name="T2"><text:tab/>--motherFather(</text:span><text:span text:style-name="T1">mother_id</text:span><text:span text:style-name="T2">, </text:span><text:span text:style-name="T1">father_id</text:span><text:span text:style-name="T2">)</text:span></text:p>
      <text:p text:style-name="Standard"><text:span text:style-name="T2"><text:s text:c="7"/></text:span></text:p>
      <text:p text:style-name="Standard"><text:span text:style-name="T2"><text:s text:c="6"/>2.OO :</text:span></text:p>
      <text:list xml:id="list37586304" text:style-name="L2">
        <text:list-item>
          <text:list>
            <text:list-item>
              <text:list>
                <text:list-header>
                  <text:p text:style-name="P2"><text:span text:style-name="T2">Human(</text:span><text:span text:style-name="T1">id</text:span><text:span text:style-name="T2">)</text:span></text:p>
                  <text:p text:style-name="P2"><text:span text:style-name="T2">HumanMother(</text:span><text:span text:style-name="T1">id</text:span><text:span text:style-name="T2">)</text:span></text:p>
                  <text:p text:style-name="P2"><text:span text:style-name="T2">HumanFather(</text:span><text:span text:style-name="T1">id</text:span><text:span text:style-name="T2">)</text:span></text:p>
                  <text:p text:style-name="P2"><text:span text:style-name="T2">HumanChild(</text:span><text:span text:style-name="T1">id</text:span><text:span text:style-name="T2">)</text:span></text:p>
                  <text:p text:style-name="P2"><text:span text:style-name="T2">HumanMFC(</text:span><text:span text:style-name="T1">id</text:span><text:span text:style-name="T2">)</text:span></text:p>
                  <text:p text:style-name="P2"><text:span text:style-name="T2"/></text:p>
                </text:list-header>
              </text:list>
            </text:list-item>
          </text:list>
        </text:list-item>
      </text:list>
      <text:p text:style-name="Standard"><text:span text:style-name="T2"><text:s text:c="5"/>3.NULL:</text:span></text:p>
      <text:p text:style-name="Standard"><text:soft-page-break/><text:span text:style-name="T2"><text:tab/><text:tab/>Human(</text:span><text:span text:style-name="T1">id</text:span>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34M52S</meta:editing-duration>
    <meta:editing-cycles>4</meta:editing-cycles>
    <meta:generator>OpenOffice.org/3.2$Win32 OpenOffice.org_project/320m18$Build-9502</meta:generator>
    <dc:date>2011-03-22T18:00:18.79</dc:date>
    <dc:creator>vitaliy filipov</dc:creator>
    <meta:document-statistic meta:table-count="0" meta:image-count="0" meta:object-count="0" meta:page-count="2" meta:paragraph-count="40" meta:word-count="93" meta:character-count="939"/>
    <meta:user-defined meta:name="Info 1"/>
    <meta:user-defined meta:name="Info 2"/>
    <meta:user-defined meta:name="Info 3"/>
    <meta:user-defined meta:name="Info 4"/>
  </office:meta>
</office:document-meta>
</file>